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5c11" officeooo:paragraph-rsid="00175c11"/>
    </style:style>
    <style:style style:name="P2" style:family="paragraph" style:parent-style-name="Text_20_body">
      <style:text-properties officeooo:paragraph-rsid="00175c11"/>
    </style:style>
    <style:style style:name="P3" style:family="paragraph" style:parent-style-name="Title">
      <style:text-properties officeooo:paragraph-rsid="00175c11"/>
    </style:style>
    <style:style style:name="P4" style:family="paragraph" style:parent-style-name="Subtitle">
      <style:text-properties officeooo:rsid="00175c11" officeooo:paragraph-rsid="00175c11"/>
    </style:style>
    <style:style style:name="T1" style:family="text">
      <style:text-properties officeooo:rsid="00175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apport de projet</text:span></text:p>
      <text:p text:style-name="P4">Jeu de voile en réseau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1:14:03.766894136</meta:creation-date>
    <dc:date>2015-01-13T11:16:24.992060483</dc:date>
    <meta:editing-duration>P0D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1" meta:paragraph-count="2" meta:word-count="8" meta:character-count="40" meta:non-whitespace-character-count="34"/>
  </office:meta>
</office:document-meta>
</file>